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hago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table:style-name="Default" office:value-type="string" calcext:value-type="string">
            <text:p>hac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haces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hac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habé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h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habi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bid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bid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bid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bid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table:style-name="Default" office:value-type="string" calcext:value-type="string">
            <text:p>hacie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hací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hací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hací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hací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hací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hací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hic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table:style-name="Default" office:value-type="string" calcext:value-type="string">
            <text:p>hic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table:style-name="Default" office:value-type="string" calcext:value-type="string">
            <text:p>hizo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hic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hic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hic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har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har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har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har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har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har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table:style-name="Default" office:value-type="string" calcext:value-type="string">
            <text:p>har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harí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har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har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har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har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hag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hag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hag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hag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hag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hag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hici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hici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hici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hici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hici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hici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hici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hici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hici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hici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hici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hici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hici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hici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hici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hici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hici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hici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ative</text:p>
          </table:table-cell>
          <table:table-cell table:style-name="Default" office:value-type="string" calcext:value-type="string">
            <text:p>haz</text:p>
          </table:table-cell>
          <table:table-cell office:value-type="string" calcext:value-type="string">
            <text:p>spe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haced</text:p>
          </table:table-cell>
          <table:table-cell office:value-type="string" calcext:value-type="string">
            <text:p>spe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4:55:31.715224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19T15:21:05.990413437</dc:date>
    <meta:editing-duration>PT1H36M2S</meta:editing-duration>
    <meta:editing-cycles>13</meta:editing-cycles>
    <meta:generator>LibreOffice/6.0.7.3$Linux_X86_64 LibreOffice_project/00m0$Build-3</meta:generator>
    <meta:document-statistic meta:table-count="1" meta:cell-count="430" meta:object-count="0"/>
  </office:meta>
</office:document-meta>
</file>